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6425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ias-atrbt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3" table:number-columns-spanned="2" table:number-rows-spanned="1"/>
          <table:covered-table-cell table:style-name="ce43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umero de usuari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17" office:value-type="string" calcext:value-type="string" table:number-columns-spanned="4" table:number-rows-spanned="1">
            <text:p>NUM-USR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Identificador único del usuari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2" table:number-columns-spanned="3" table:number-rows-spanned="1"/>
          <table:covered-table-cell table:number-columns-repeated="2" table:style-name="ce42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úm. Usuario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NUM-USR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column table:style-name="co4" table:number-columns-repeated="767" table:default-cell-style-name="Default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3" table:number-columns-spanned="2" table:number-rows-spanned="1"/>
          <table:covered-table-cell table:style-name="ce43"/>
          <table:table-cell table:number-columns-repeated="1014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umero de usuari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17" office:value-type="string" calcext:value-type="string" table:number-columns-spanned="4" table:number-rows-spanned="1">
            <text:p>NUM-USR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5" table:number-rows-spanned="1">
            <text:p>Identificador único del usuari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1023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1017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2" table:number-columns-spanned="3" table:number-rows-spanned="1"/>
          <table:covered-table-cell table:number-columns-repeated="2" table:style-name="ce42"/>
          <table:table-cell table:number-columns-repeated="1014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1019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úm. Usuario</text:p>
          </table:table-cell>
          <table:covered-table-cell table:style-name="ce36"/>
          <table:table-cell table:number-columns-repeated="1019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XT-NOMBRE-USR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column table:style-name="co4" table:number-columns-repeated="767" table:default-cell-style-name="Default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3" table:number-columns-spanned="2" table:number-rows-spanned="1"/>
          <table:covered-table-cell table:style-name="ce43"/>
          <table:table-cell table:number-columns-repeated="1014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ombre de usuari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17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5" table:number-rows-spanned="1">
            <text:p>Nombre de referencia seleccionado por el usari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1023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 table:number-columns-spanned="5" table:number-rows-spanned="1">
            <text:p>Debe ser único en la tabla de usuarios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1017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2" table:number-columns-spanned="3" table:number-rows-spanned="1"/>
          <table:covered-table-cell table:number-columns-repeated="2" table:style-name="ce42"/>
          <table:table-cell table:number-columns-repeated="1014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CHAR(2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1019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2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om. Usuario</text:p>
          </table:table-cell>
          <table:covered-table-cell table:style-name="ce36"/>
          <table:table-cell table:number-columns-repeated="1019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XT-EMAIL-USR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column table:style-name="co4" table:number-columns-repeated="767" table:default-cell-style-name="Default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3" table:number-columns-spanned="2" table:number-rows-spanned="1"/>
          <table:covered-table-cell table:style-name="ce43"/>
          <table:table-cell table:number-columns-repeated="1014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Email del usuari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17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5" table:number-rows-spanned="1">
            <text:p>Correo electrónico de contacto del usuari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1023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1023"/>
        </table:table-row>
        <table:table-row table:style-name="ro5">
          <table:table-cell table:style-name="ce7" office:value-type="string" calcext:value-type="string" table:number-columns-spanned="5" table:number-rows-spanned="1">
            <text:p>Debe ser único en la tabla de usuarios.</text:p>
            <text:p>Debe estar bien formado con el formato: <text:a xlink:href="mailto:email@dominio" xlink:type="simple">email@dominio</text:a>.dominioAltoNivel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1017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2" table:number-columns-spanned="3" table:number-rows-spanned="1"/>
          <table:covered-table-cell table:number-columns-repeated="2" table:style-name="ce42"/>
          <table:table-cell table:number-columns-repeated="1014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1019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Email</text:p>
          </table:table-cell>
          <table:covered-table-cell table:style-name="ce36"/>
          <table:table-cell table:number-columns-repeated="1019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XT-CNTRSNHA-USR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column table:style-name="co4" table:number-columns-repeated="767" table:default-cell-style-name="Default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3" table:number-columns-spanned="2" table:number-rows-spanned="1"/>
          <table:covered-table-cell table:style-name="ce43"/>
          <table:table-cell table:number-columns-repeated="1014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Contraseñ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17" office:value-type="string" calcext:value-type="string" table:number-columns-spanned="4" table:number-rows-spanned="1">
            <text:p>TXT-CNTRSNHA-USR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5" table:number-rows-spanned="1">
            <text:p>Credencial de acceso para casa usuari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1023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1023"/>
        </table:table-row>
        <table:table-row table:style-name="ro5">
          <table:table-cell table:style-name="ce7" office:value-type="string" calcext:value-type="string" table:number-columns-spanned="5" table:number-rows-spanned="1">
            <text:p>Debe guardarse encriptada con el algoritmo sha256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1017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2" table:number-columns-spanned="3" table:number-rows-spanned="1"/>
          <table:covered-table-cell table:number-columns-repeated="2" table:style-name="ce42"/>
          <table:table-cell table:number-columns-repeated="1014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CHAR(64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1019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64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Contraseña</text:p>
          </table:table-cell>
          <table:covered-table-cell table:style-name="ce36"/>
          <table:table-cell table:number-columns-repeated="1019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9">00/00/0000</text:date>, <text:time style:data-style-name="N2" text:time-value="15:14:31.282189869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2-19T15:51:08.482866372</dc:date>
    <meta:print-date>2014-02-04T11:35:22</meta:print-date>
    <meta:editing-cycles>14</meta:editing-cycles>
    <meta:editing-duration>PT2H19M26S</meta:editing-duration>
    <meta:generator>LibreOffice/6.4.7.2$Linux_X86_64 LibreOffice_project/40$Build-2</meta:generator>
    <meta:document-statistic meta:table-count="5" meta:cell-count="93" meta:object-count="0"/>
  </office:meta>
</office:document-meta>
</file>